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Title" style:master-page-name="MP0">
      <style:paragraph-properties style:page-number="auto" fo:break-before="page"/>
      <style:text-properties fo:font-size="18pt" fo:font-weight="bold" style:font-size-asian="18pt" style:font-weight-asian="bold"/>
    </style:style>
    <style:style style:name="P3" style:family="paragraph" style:parent-style-name="Normal">
      <style:text-properties officeooo:rsid="0002dd91" officeooo:paragraph-rsid="0002dd91"/>
    </style:style>
    <style:style style:name="P4" style:family="paragraph" style:parent-style-name="Normal">
      <style:text-properties officeooo:rsid="00033756" officeooo:paragraph-rsid="00033756"/>
    </style:style>
    <style:style style:name="P5" style:family="paragraph" style:parent-style-name="Normal">
      <style:text-properties officeooo:rsid="0004e67f" officeooo:paragraph-rsid="0004e67f"/>
    </style:style>
    <style:style style:name="P6" style:family="paragraph" style:parent-style-name="Normal">
      <style:text-properties officeooo:paragraph-rsid="0004e67f"/>
    </style:style>
    <style:style style:name="P7" style:family="paragraph" style:parent-style-name="Normal">
      <style:text-properties officeooo:rsid="00063067" officeooo:paragraph-rsid="00063067"/>
    </style:style>
    <style:style style:name="P8" style:family="paragraph" style:parent-style-name="Normal">
      <style:text-properties officeooo:rsid="00068c9f" officeooo:paragraph-rsid="00068c9f"/>
    </style:style>
    <style:style style:name="P9" style:family="paragraph" style:parent-style-name="Normal">
      <style:text-properties officeooo:rsid="0007bfd8" officeooo:paragraph-rsid="0007bfd8"/>
    </style:style>
    <style:style style:name="P10" style:family="paragraph" style:parent-style-name="Normal">
      <style:text-properties officeooo:rsid="0008a211" officeooo:paragraph-rsid="0008a211"/>
    </style:style>
    <style:style style:name="P11" style:family="paragraph" style:parent-style-name="Normal">
      <style:text-properties officeooo:rsid="0008a211" officeooo:paragraph-rsid="0009490e"/>
    </style:style>
    <style:style style:name="P12" style:family="paragraph" style:parent-style-name="Normal">
      <style:text-properties officeooo:rsid="000a5f16" officeooo:paragraph-rsid="000a5f16"/>
    </style:style>
    <style:style style:name="P13" style:family="paragraph" style:parent-style-name="Normal">
      <style:text-properties officeooo:paragraph-rsid="000a5f16"/>
    </style:style>
    <style:style style:name="P14" style:family="paragraph" style:parent-style-name="Normal">
      <style:text-properties officeooo:rsid="000b417b" officeooo:paragraph-rsid="000b417b"/>
    </style:style>
    <style:style style:name="P15" style:family="paragraph" style:parent-style-name="Normal">
      <style:text-properties officeooo:paragraph-rsid="000b417b"/>
    </style:style>
    <style:style style:name="P16" style:family="paragraph" style:parent-style-name="Normal">
      <style:text-properties officeooo:rsid="000bb1e6" officeooo:paragraph-rsid="000bb1e6"/>
    </style:style>
    <style:style style:name="P17" style:family="paragraph" style:parent-style-name="Normal">
      <style:text-properties officeooo:rsid="000d8863" officeooo:paragraph-rsid="000d8863"/>
    </style:style>
    <style:style style:name="P18" style:family="paragraph" style:parent-style-name="Normal">
      <style:text-properties officeooo:rsid="000da2d8" officeooo:paragraph-rsid="000da2d8"/>
    </style:style>
    <style:style style:name="P19" style:family="paragraph" style:parent-style-name="Normal">
      <style:text-properties officeooo:rsid="000da2d8" officeooo:paragraph-rsid="001a0209"/>
    </style:style>
    <style:style style:name="P20" style:family="paragraph" style:parent-style-name="Normal">
      <style:text-properties officeooo:paragraph-rsid="000da2d8"/>
    </style:style>
    <style:style style:name="P21" style:family="paragraph" style:parent-style-name="Normal">
      <style:text-properties officeooo:paragraph-rsid="000f1ad6"/>
    </style:style>
    <style:style style:name="P22" style:family="paragraph" style:parent-style-name="Normal">
      <style:text-properties officeooo:paragraph-rsid="0003faaf"/>
    </style:style>
    <style:style style:name="P23" style:family="paragraph" style:parent-style-name="Normal">
      <style:text-properties officeooo:rsid="0018b48f" officeooo:paragraph-rsid="0018b48f"/>
    </style:style>
    <style:style style:name="P24" style:family="paragraph" style:parent-style-name="Normal">
      <style:paragraph-properties fo:break-before="page"/>
    </style:style>
    <style:style style:name="P25" style:family="paragraph" style:parent-style-name="Normal">
      <style:paragraph-properties fo:break-before="page"/>
      <style:text-properties officeooo:rsid="00063067" officeooo:paragraph-rsid="00063067"/>
    </style:style>
    <style:style style:name="P26" style:family="paragraph" style:parent-style-name="Normal">
      <style:paragraph-properties fo:break-before="page"/>
      <style:text-properties officeooo:rsid="000a5f16" officeooo:paragraph-rsid="000a5f16"/>
    </style:style>
    <style:style style:name="P27" style:family="paragraph" style:parent-style-name="Normal">
      <style:paragraph-properties fo:break-before="page"/>
      <style:text-properties officeooo:rsid="000bb1e6" officeooo:paragraph-rsid="000bb1e6"/>
    </style:style>
    <style:style style:name="T1" style:family="text">
      <style:text-properties officeooo:rsid="0003faaf"/>
    </style:style>
    <style:style style:name="T2" style:family="text">
      <style:text-properties officeooo:rsid="0004e67f"/>
    </style:style>
    <style:style style:name="T3" style:family="text">
      <style:text-properties officeooo:rsid="00063067"/>
    </style:style>
    <style:style style:name="T4" style:family="text">
      <style:text-properties officeooo:rsid="0009490e"/>
    </style:style>
    <style:style style:name="T5" style:family="text">
      <style:text-properties officeooo:rsid="000a5f16"/>
    </style:style>
    <style:style style:name="T6" style:family="text">
      <style:text-properties officeooo:rsid="000b417b"/>
    </style:style>
    <style:style style:name="T7" style:family="text">
      <style:text-properties officeooo:rsid="000da2d8"/>
    </style:style>
    <style:style style:name="T8" style:family="text">
      <style:text-properties officeooo:rsid="000f1ad6"/>
    </style:style>
    <style:style style:name="T9" style:family="text">
      <style:text-properties officeooo:rsid="00105075"/>
    </style:style>
    <style:style style:name="T10" style:family="text">
      <style:text-properties officeooo:rsid="0011d8c9"/>
    </style:style>
    <style:style style:name="T11" style:family="text">
      <style:text-properties officeooo:rsid="0012b027"/>
    </style:style>
    <style:style style:name="T12" style:family="text">
      <style:text-properties officeooo:rsid="0013a1a7"/>
    </style:style>
    <style:style style:name="T13" style:family="text">
      <style:text-properties officeooo:rsid="001546b1"/>
    </style:style>
    <style:style style:name="T14" style:family="text">
      <style:text-properties officeooo:rsid="0015e58f"/>
    </style:style>
    <style:style style:name="T15" style:family="text">
      <style:text-properties officeooo:rsid="0017a8a5"/>
    </style:style>
    <style:style style:name="T16" style:family="text">
      <style:text-properties officeooo:rsid="00187452"/>
    </style:style>
    <style:style style:name="T17" style:family="text">
      <style:text-properties officeooo:rsid="0018b48f"/>
    </style:style>
    <style:style style:name="T18" style:family="text">
      <style:text-properties officeooo:rsid="001b3c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ssembly Tutorial Lesson #4</text:p>
      <text:p text:style-name="Subtitle">Arithmetic and Logic</text:p>
      <text:p text:style-name="Normal">[Title slide]</text:p>
      <text:p text:style-name="Normal">Hi there! This is Matt Heffernan. Welcome back to my channel. This is the fourth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introduced the basic concepts of assembly programming and learned how to access memory in different ways through addressing modes and how to implement flow control using branching, jumping and subroutines. Now that we know how to structure a program, let’s start doing what computers were invented for: math! The 6502 family has only rudimentary capabilities for math, but the instruction set is complete enough to do any kind of arithmetic you need to do – you just may need to write a lot of code compared to more modern, comprehensive instruction sets like x86.</text:p>
      <text:p text:style-name="Normal">But don’t worry! Like our friend, Barbie, says, math’s not that hard. Don’t be a crybaby! We’re going to break it down, bit by bit.</text:p>
      <text:p text:style-name="Normal">[Cut to slide 2 – 8-bit arithmetic]</text:p>
      <text:p text:style-name="Normal">All arithmetic done by the 6502 is at the 8-bit level. That is, one byte at a time, and uses 2s-complement binary, which is just a fancy way of saying that positive and negative numbers work the same, so the processor doesn’t need to be aware of whether a value is interpreted by the program as signed or not. For the purposes of this lesson, we will be assuming that all values are unsigned. We will cover more advanced arithmetic processing in a later episode, so today we are sticking to the basics.</text:p>
      <text:p text:style-name="Normal">In C, like most high-level languages, arithmetic is done using syntax that is very similar to standard mathematical notation for expressions, and having the assignment target on the left. Stack-based languages like Forth and RPL do it differently, but pretty much all mainstream languages have followed the precedent set by Fortran back in the 1950s. In assembly language, operations can’t use this kind of notation; we need to do things one instruction at a time. So, for arithmetic, we have only a handful of instruction<text:span text:style-name="T9">s</text:span>, including ADC and SBC for addition and subtraction, respectively, and four instructions used for bit shifting and rotation.</text:p>
      <text:p text:style-name="Normal">In the C code, we see a basic arithmetic operation, where we take the sum of “foo” and “bar” and subtract “baz” from it, then assign that result to the “val” variable. To <text:span text:style-name="T9">do</text:span> this in assembly, we have to break it down step by step, starting with loading the value of “foo” into the accumulator. Then we clear the Carry bit before adding the value of “bar” to it and storing the result back in A. Then we set the Carry bit before subtracting the value of “baz” from the previous result, and finally taking the final result and storing it to “val”.</text:p>
      <text:p text:style-name="Normal">Of course, this is an extremely simple example, but for 8-bit addition and subtraction, that’s all you really need to do.</text:p>
      <text:p text:style-name="P1"/>
      <text:p text:style-name="Normal">[Cut to slide 3 – ADC]</text:p>
      <text:p text:style-name="Normal">Let’s take a closer look at the ADC, or Add with Carry, instruction. We’ve seen it used before in previous lessons, but now we’re going to look at exactly what it does. Of course, it does an addition, between the value in the accumulator and a value from memory. It also adds in the current state of the Carry bit, which means that 1+1 can indeed be three, if you forget to clear C first.</text:p>
      <text:p text:style-name="Normal">So the result of adding these three values together is the Sum, but there is a chance that it won’t fit in 8-bits. The lower 8 bits will be stored in A, which would be the same as the sum mod 256. As the sum can range between zero and 511, the processor uses a set Carry bit as the ninth bit for sums that are 256 and larger. If the Carry bit is clear after the addition, then we know the sum fits entirely in the accumulator, and is therefore 255 or smaller. That carry bit can then be carried into the next operation, enabling 16-bit or wider addition.</text:p>
      <text:p text:style-name="Normal">In the previous episode, we looked at some of the other side effects as well, including when the N, V and Z bits are set. Here I have some formulas that help formalize what they mean, but in short N indicates that the highest bit of A has been set, V indicates a different sign of the sum compared to the signs of the operands, when they match, and Z indicates that the value in A is zero.</text:p>
      <text:p text:style-name="Normal">[Cut to slide 4 – ADC modes]</text:p>
      <text:p text:style-name="Normal">ADC has a relatively large number of addressing modes, allowing you to add in an immediate value from the instruction or 8 different ways to fetch that value from somewhere else in memory. A new mode available for ADC in the 65C02 is the Zero Page Indirect mode, which was not available on older processors in the 6502 family, like those found in the Commodore 64 or Nintendo Entertainment System.</text:p>
      <text:p text:style-name="Normal">[Cut to slide 5 – SBC]</text:p>
      <text:p text:style-name="Normal">Now with SBC, we have some similar behavior to ADC, except that the handling of the Carry bit is inverted. The instruction will subtract the memory value from the value in A, then if C is clear, it will further subtract 1. This is why we initialize subtraction by setting the Carry bit, rather than clearing it, like we do for addition. This is because C is used effectively as an inverted Borrow bit for when the subtraction results in a negative result, requiring a borrow from the next operation to interpret it as positive. Just like the carry bit behavior with ADC, this allows you to have a borrow chain that lets you subtract numbers that are 16 bits or wider.</text:p>
      <text:p text:style-name="Normal">The N, V, and Z bits behave exactly the same as with ADC, and SBC is the only other instruction that can change the V bit as a side effect. Otherwise you have to store a value to it directly with PLP or CLV.</text:p>
      <text:p text:style-name="Normal">[Cut to slide 6 – SBC modes]</text:p>
      <text:p text:style-name="Normal">SBC also uses all the same addressing modes as ADC, including the added ability to use the Zero Page Indirect mode with the 65C02.</text:p>
      <text:p text:style-name="P1"/>
      <text:p text:style-name="Normal">[Cut to slide 7 – 16-bit]</text:p>
      <text:p text:style-name="Normal">Let’s take another look at the case stud<text:span text:style-name="T10">y</text:span> we saw earlier, but this time try to implement it as a 16-bit calculation. In C, the syntax of the expression doesn’t change based on type; it looks the same whether the result is an 8-bit char, a 16-bit int, a 32-bit long, or even a floating-point value. But every byte of each operand needs to be accounted for in assembly code, so for 16-bit arithmetic we need to do ADC or SBC instructions for both the low byte and the high byte of the result. As the 6502 is little-endian, it makes sense to have your wider integer values start with their lowest byte, with higher bytes coming after.</text:p>
      <text:p text:style-name="Normal">So, like before, we load A with the value at “foo”, but this time we know that is just the low byte, so we’ll have to come back for the high byte. For now, we clear C and add in the low byte at “bar”. Even though we aren’t done yet, we need to store this intermediate value, so we go ahead and store that at “val” temporarily. Then we need to finish the addition by moving on to the high bytes of “foo” and “bar” by adding 1 to each address at assemble time, adding those while maintaining the state of the Carry bit from the last addition. This makes sure the carry happens correctly, just as we would by doing addition by hand with decimal numbers back in elementary school. Now, with the high byte of the intermediate result set, we store that to the high byte of “val” again by letting the assembler calculate that address by putting in a +1 in the operand.</text:p>
      <text:p text:style-name="Normal">Now to do the subtraction, we have to retrieve the low byte of our intermediate result and subtract the low byte of “baz” from it, after making sure that the carry bit is set. Now we have the lower byte of the final result, so we store that back to “val”. Then we go ahead do a subtraction of the higher bytes, maintaining the carry state of the previous subtraction so that a borrow can be done if necessary. Then we store the high byte of the final result back to “val”+1, and we’re done!</text:p>
      <text:p text:style-name="Normal">As you can see, making integer values wider results in a lot more assembly code, and can slow down the program, so you want to minimize the need to go beyond 8-bit calculations. But if you do need to use bigger numbers, it is not too bad, and can even be done iteratively if you need to go even wider than 16 bits.</text:p>
      <text:p text:style-name="Normal">[Cut to slide 8 – inc/dec]</text:p>
      <text:p text:style-name="Normal">We’ve seen how incrementing and decrementing work in earlier videos, but for context consider how different they are from adding or subtracting 1. First, memory values can be incremented or decremented directly without having to modify any registers when using any of the legacy modes of the INC <text:span text:style-name="T11">and DEC</text:span> instruction<text:span text:style-name="T11">s</text:span>. The 65C02 actually introduced the Implied Accumulator mode to INC and DEC so that only A is incremented or decremented without having to bring in any memory values or using one of the index registers. Meanwhile, the instructions for index registers are only Implied and can never be used with any memory values, just as you can’t do any other kind of arithmetic directly with them. To change X or Y to a new value, you can either do a bunch of increments or decrements, or do an addition or subtraction by transferring the value to A and doing the arithmetic there before transferring the new value back.</text:p>
      <text:p text:style-name="Normal">In all cases, these instructions do not consider or change the states of the overflow or carry bits like ADC and SBC do. You can also see here that the set of addressing modes for INC and DEC is smaller than ADC and SBC, notably the lack of indexing with Y or any indirect modes.</text:p>
      <text:p text:style-name="P1"/>
      <text:p text:style-name="Normal">[Cut to slide 9 – mult/div]</text:p>
      <text:p text:style-name="Normal">So we’ve seen how integer addition and subtraction work, but what about the rest of arithmetic? Well, there are no instructions specifically for multiplication or division, but that doesn’t mean it’s impossible. What you do have at your disposal are instructions for shifting the bits in the accumulator or at a memory location, and combining that with addition and subtraction can do any kind of arithmetic. </text:p>
      <text:p text:style-name="Normal">Multiplication is fairly straightforward; you just shift a bit to the left to multiply by 2. You can do this repeatedly to multiply by higher powers of 2, and then keep adding the factor to get up to the number you want to multiply to. So, multiplying a value by 7 means first shifting the original value two bits to the left, then adding that original value to the shifted value three more times. You can take many different strategies, based on the bit width of the numbers you are dealing with.</text:p>
      <text:p text:style-name="Normal">Division is a bit trickier, as it require<text:span text:style-name="T12">s</text:span> shifting to the right to divide by powers of 2, and then strategies like tentatively subtracting the factor to see if it’s getting you closer to where you need to be. Going through a division algorithm is beyond the scope of this lesson, so we’ll tackle that on a later episode on advanced math operations.</text:p>
      <text:p text:style-name="Normal">So, your best bet for most programs is to avoid having to multiply or divide anything by something other than a power of 2. This can be accomplished more often than you <text:span text:style-name="T13">may </text:span>think, usually at the cost of efficient data storage. You can pad out data so that array elements are sized by a power of 2, which can make access much faster, but fill up memory with empty space. But that empty space could be overtaken by having a larger code footprint to do more complicated math, which will be slower at any rate. So, there are a lot of things to consider when you are structuring your program.</text:p>
      <text:p text:style-name="Normal"/>
      <text:p text:style-name="P1">[Cut to slide 10 – rotation/shifting]</text:p>
      <text:p text:style-name="P3">Bit shifting is used commonly in languages like C where you are likely to be doing some kind of system programming close to the hardware, but in assembly language, it is a necessary part of doing anything like multiplication and division. The 6502 family has four instructions for doing this, including two called “rotate” that are really just shifting with the carry bit acting as a ninth bit of the value.</text:p>
      <text:p text:style-name="P4">Shifting left is the same as multiplying by 2, which is exactly what the ASL instruction does: an Arithmetic Shift Left. It puts the highest bit of the target value into the carry bit and then shifts the remaining bits to the left, finally replacing the lowest bit with zero. So, while it does <text:span text:style-name="T14">a</text:span>ffect the carry bit, it does not care what the status of C is going in.</text:p>
      <text:p text:style-name="P4">The ROL, or Rotate Left, instruction does the same thing as ASL, but it puts the original state of the C bit into the lowest bit, instead of zero. This lets you shift a multi-byte value by chaining ROL instructions on successive memory addresses. Starting with ASL will guarantee that the shift across all the bytes will result in a multiplication by 2.</text:p>
      <text:p text:style-name="P22"><text:span text:style-name="T1">Shifting right is the same as dividing by 2, which is pretty much </text:span><text:span text:style-name="T15">what</text:span><text:span text:style-name="T1"> the LSR instruction does: Logical Shift Right. Like ASL, it shifts a zero in, this time into the highest bit, then shifts everything else to the right, with the lowest bit going into C. For positive, even numbers, this will definitely be a division by 2. For negative numbers, you would probably want to use ROR, or Rotate Right instead, with the carry bit set going in so that the highest bit stays set.</text:span></text:p>
      <text:p text:style-name="P6"><text:span text:style-name="T2">Like with ASL and ROL, LSR and ROR can be chained to shift multi-byte values right and divide larger numbers by 2. Going through these chains multiple times can multiply or divide by any power of 2.</text:span></text:p>
      <text:p text:style-name="P5">[Cut to slide 11 – LSR/ASL/ROR/ROL modes]</text:p>
      <text:p text:style-name="P5">All four shift and rotate instructions have the same set of addressing modes available. They can all operate on just A using the Implied Accumulator mode. If there is an operand, then the operation is happening directly to a location in memory, with the accumulator left untouched. <text:span text:style-name="T3">As you can see, no indirect modes nor anything indexed by Y are supported.</text:span></text:p>
      <text:p text:style-name="P25">[Cut to slide 12 – Bitwise Logic]</text:p>
      <text:p text:style-name="P7">Shifting provides a nice segue into doing bitwise logic operations. Like in C, where single ampersands and pipes can be used for bitwise Ands and Ors, respectively, the same operations are available as assembly instruction<text:span text:style-name="T16">s</text:span>. A bitwise And will let you select specific bits to clear, a bitwise Or will let you select specific bits to set, and a bitwise Exclusive Or will let you select specific bits to flip from 0 to 1 or vice versa.</text:p>
      <text:p text:style-name="P7">In the previous episode, we saw how we were able to convert binary numbers to PETSCII characters by setting a couple <text:span text:style-name="T16">of</text:span> bits with an ORA instruction. Here, we see how an expression with bitwise operators in C can translate directly to a sequence of bitwise assembly instructions. First, we load the value at “foo” into A, then And it with the value at “bar”. That means that only the bits that are set in both values will remain set in A. Then, we Or the new value in A with the value at “baz”, which means that all the bits set in “baz” will now also be set in A, along with any bits that were already set. Finally, we do an Exclusive Or with “boom”, which will flip in A any of the bit positions that are set in “boom”. Finally, we store the result into “val” and the assignment is done.</text:p>
      <text:p text:style-name="P7">This may not be a useful sequence of operations in any scenario, but it does show how directly a bitwise operation in a language like C can be translated to assembly.</text:p>
      <text:p text:style-name="P8">[Cut to slide 13 – Logic instructions]</text:p>
      <text:p text:style-name="P9">Looking more closely, we can see what each of the three bitwise logic instructions do, starting with AND, or And with Accumulator to be precise. The value in A will be ANDed with a value from memory, effectively masking out a set of bits we care about, or simply clearing bits as needed.</text:p>
      <text:p text:style-name="P10">ORA, which is Or with Accumulator, will do a bitwise Or of the value in A with a value from memory, ensuring that certain bits will be set in A afterward and no others are changed.</text:p>
      <text:p text:style-name="P10">Finally EOR is not a depressed donkey, but Exclusive Or with Accumulator. The value in A will have certain bits flipped as specified by which bits are set in a memory value.</text:p>
      <text:p text:style-name="P10">[Cut to slide 14 – AND/ORA/EOR modes]</text:p>
      <text:p text:style-name="P11">All three bitwise logic instructions have all the same addressing modes as are available to ADC and SBC, including Zero Page Indirect, which was added for the 65C02.</text:p>
      <text:p text:style-name="P11">Now we can see just how important arithmetic and logic are to this processor. With 8-bit opcodes, only 256 unique opcodes are possible, and here are <text:span text:style-name="T4">79 opcodes used for all the addressing modes of the 15 instructions we introduced in this lesson. </text:span><text:span text:style-name="T5">Armed with this knowledge we are going to see how arithmetic and logic can be used together in our example program.</text:span></text:p>
      <text:p text:style-name="P26">[Cut to slide 15 – Example program]</text:p>
      <text:p text:style-name="P12">First, we are going to define a couple of 16-bit variables called “foo” and “bar” with some initial values, and then a 16-bit “result” value that we are eventually going to print out to the display.</text:p>
      <text:p text:style-name="P13"><text:span text:style-name="T5">At the start of execution, we clear the carry bit and add “foo” and “bar” starting with the low bytes, as we saw earlier, storing the sum in “result”. Then we add the high bytes together, along with the carry bit, if set, and store that in “result”+1 to complete our 16-bit result. Then we call a heretofore unknown subroutine called “print_hex”, but you can probably see where this is going. We retrieve that low byte of “result” back to A and call “print_hex” again. Obviously, we are printing “result” as a hexadecimal text string to the display, but by starting with the high byte, it’s as a big-endian value, which is more user-friendly.</text:span></text:p>
      <text:p text:style-name="P14">[Cut to slide 16 – print_hex]</text:p>
      <text:p text:style-name="P15"><text:span text:style-name="T6">After the return instruction from the main program, we can lay down the “print_hex” subroutine so that it’s outside the path of the main program’s execution. What we want to do here is print out the upper four bits first as a hex character, or nybble, and then the lower four bits for another hex character. So, first we do a PHA to Push the value of A to the stack to get it back later quickly. Then we shift A to the right by four bits, filling the upper four bits with zeros, and what used to be the upper nybble now the lower nybble. This will give us a value from zero to hex F, so we can then just print out that hex character with yet another subroutine called “print_hex_digit”, which will take that value in the accumulator. Then we pull that original value of A back from the stack so that we can now mask out that lower nybble with an AND that clears out the upper nybble, and then print the hex character for what’s left behind. Then we return back to where “print_hex” was called.</text:span></text:p>
      <text:p text:style-name="P14">[Cut to slide 17 – print_hex_digit]</text:p>
      <text:p text:style-name="P14">For “print_hex_digit” we are again expecting our input value to be in A, so we need to determine whether the character we are printing is going to be a decimal numeral or a letter. So, we immediately compare the accumulator with hex A, and if it is A or higher, it will branch to the @letter label. That at-sign indicates that this <text:span text:style-name="T17">is</text:span> what is called a “cheap local” in ca65, which means that this label is only available in between the preceding and subsequent regular labels. This is an easy way to reuse label names in your code where you don’t expect anything outside of a local scope to reference it.</text:p>
      <text:p text:style-name="P16">If the input value was actually less than hex A, then it can be printed as a numerical character, which means we just have to Or it with hex 30. Then we do an unconditional branch to @print. If we had branched to @letter earlier, then we need to add hex 37 to <text:span text:style-name="T17">the accumulator</text:span> to get the needed letter character in PETSCII, where A is at hex 41, at least as far as the CHROUT function is concerned. PETSCII is weird, especially compared to ASCII or Unicode, and we’ll get into that in a later episode.</text:p>
      <text:p text:style-name="P16">In both cases, we fall to the @print label, where we call CHROUT with the desired character in A, and then we return back to “print_hex” or wherever this subroutine was called.</text:p>
      <text:p text:style-name="P16">Ok, so let’s see all the code in a text editor.</text:p>
      <text:p text:style-name="P27">[Cut to Atom]</text:p>
      <text:p text:style-name="P17">Again, we see the basic boilerplate at the top and a jump to “start”, then all three subroutines in the order we saw earlier, but in reality they could be in any order, it doesn’t really matter. We are going to do that jump to “start” no matter where it is, and we could just as easily jump backwards to the subroutines as forward.</text:p>
      <text:p text:style-name="P23">[tab over to build.sh]</text:p>
      <text:p text:style-name="P17">Like before, we have a simple build script that will assemble this code file called “math.asm” and generate an executable called “MATH.PRG”. So let’s build it now.</text:p>
      <text:p text:style-name="P17">[Cut to terminal]</text:p>
      <text:p text:style-name="P18">Ok, let’s run the build script. Now we can see MATH.PRG has been built, so let’s run the emulator and load it up.</text:p>
      <text:p text:style-name="P18">[Emulator opens, and is maximized]</text:p>
      <text:p text:style-name="P18">Let’s do a LOAD “MATH.PRG”. And then a RUN. And there we go! Our program has printed out <text:s/>68AC, which is indeed the hex sum of 1234 and 5678. Well, that was exciting! You could go back and modify the file and reassemble it to try adding different numbers, or hack about in RAM and change those “foo” and “bar” values in memory as indicated in the machine code listing in math.list. In a later episode we’ll see how to take live input from the user, but for now we are done with this lesson.</text:p>
      <text:p text:style-name="P18">So I hope you found this episode pretty easy to take in. It’s definitely a bit shorter than the others, but we covered a lot of ground and really uncovered the reason for the 65C02 to exist in the first place: to do some math! It wasn’t too hard, right? I wouldn’t want you to look bad in front of Barbie, but you can go ahead and put any questions you have in the comments, and I promise to read only the most embarrassing ones to her.</text:p>
      <text:p text:style-name="P19">[load and run PATREON.PRG]</text:p>
      <text:p text:style-name="P20"><text:span text:style-name="T7">But seriously, please like (or unlike if you must!) and comment and let me know how you’re doing and what you think may need some more clarification. We can always do a review lesson at some point to address some of those issues. </text:span><text:span text:style-name="T8">The better the engagement, the better I can make these videos, so bring it on! If you want to know when the next lesson comes out, make sure you subscribe to my channel and click the bell to receive notifications. If you can’t wait that long, go to my Patreon and get early access to my videos for as little as $1 a month. The folks you see here are my first three patrons, and I really appreciate them for supporting this channel and the content and software I’m creating, and in return I can give them an inside view on how all this stuff comes together.</text:span></text:p>
      <text:p text:style-name="P21"><text:span text:style-name="T8">So until the next episode, I hope to see you </text:span><text:span text:style-name="T18">here </text:span><text:span text:style-name="T8">again, and maybe even sooner on Patreon. Bye-by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style:style>
    <style:style style:name="Text_20_body" style:display-name="Text body" style:family="paragraph" style:parent-style-name="Normal" style:class="text">
      <style:paragraph-properties fo:margin-top="0in" fo:margin-bottom="0.0972in" loext:contextual-spacing="false" fo:line-height="115%" fo:hyphenation-ladder-count="no-limit" style:vertical-align="baseline"/>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loext:hyphenation-no-caps="false"/>
    </style:style>
    <style:style style:name="Title" style:family="paragraph" style:parent-style-name="Normal" style:next-style-name="Normal" style:class="chapter">
      <style:paragraph-properties fo:margin-top="0in" fo:margin-bottom="0in" loext:contextual-spacing="false" fo:line-height="100%"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style:style>
    <style:style style:name="Subtitle" style:family="paragraph" style:parent-style-name="Normal" style:next-style-name="Normal" style:class="chapter">
      <style:paragraph-properties fo:hyphenation-ladder-count="no-limit"/>
      <style:text-properties fo:color="#5a5a5a" fo:letter-spacing="0.0102in" style:font-name-asian="Times New Roman" style:font-family-asian="'Times New Roman'" style:font-family-generic-asian="roman" style:font-pitch-asian="variable" fo:hyphenate="false" loext:hyphenation-no-caps="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fo:letter-spacing="0.0102in" style:font-name-asian="Times New Roman" style:font-family-asian="'Times New Roman'" style:font-family-generic-asian="roman"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dc:description/>
    <dc:subject/>
    <meta:initial-creator>MATTHEW HEFFERNAN</meta:initial-creator>
    <meta:creation-date>2021-01-11T17:24:00Z</meta:creation-date>
    <dc:date>2021-01-12T00:46:22.737302568</dc:date>
    <meta:editing-cycles>42</meta:editing-cycles>
    <meta:editing-duration>PT6H54M25S</meta:editing-duration>
    <meta:document-statistic meta:table-count="0" meta:image-count="0" meta:object-count="0" meta:page-count="8" meta:paragraph-count="76" meta:word-count="4105" meta:character-count="22190" meta:non-whitespace-character-count="18142"/>
    <meta:template xlink:type="simple" xlink:actuate="onRequest" xlink:title="" xlink:href="Normal.dotm"/>
  </office:meta>
</office:document-meta>
</file>